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bc816" officeooo:paragraph-rsid="002bc816"/>
    </style:style>
    <style:style style:name="P2" style:family="paragraph" style:parent-style-name="Standard">
      <style:text-properties officeooo:paragraph-rsid="0018d310"/>
    </style:style>
    <style:style style:name="P3" style:family="paragraph" style:parent-style-name="Standard">
      <style:text-properties officeooo:rsid="0018d310" officeooo:paragraph-rsid="0018d310"/>
    </style:style>
    <style:style style:name="P4" style:family="paragraph" style:parent-style-name="Standard">
      <style:paragraph-properties fo:text-align="center" style:justify-single-word="false"/>
      <style:text-properties officeooo:paragraph-rsid="0018d310"/>
    </style:style>
    <style:style style:name="P5" style:family="paragraph" style:parent-style-name="Standard">
      <style:text-properties officeooo:rsid="001a3517" officeooo:paragraph-rsid="001a3517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a3517" officeooo:paragraph-rsid="001a3517"/>
    </style:style>
    <style:style style:name="P7" style:family="paragraph" style:parent-style-name="Standard">
      <style:text-properties officeooo:rsid="001a3517" officeooo:paragraph-rsid="001b8aa6"/>
    </style:style>
    <style:style style:name="P8" style:family="paragraph" style:parent-style-name="Standard">
      <style:text-properties officeooo:rsid="001a3517" officeooo:paragraph-rsid="001c812a"/>
    </style:style>
    <style:style style:name="P9" style:family="paragraph" style:parent-style-name="Standard">
      <style:text-properties officeooo:rsid="001a3517" officeooo:paragraph-rsid="00358881"/>
    </style:style>
    <style:style style:name="P10" style:family="paragraph" style:parent-style-name="Standard">
      <style:text-properties fo:font-style="normal" fo:font-weight="normal" officeooo:rsid="00203d7d" officeooo:paragraph-rsid="00203d7d" style:font-style-asian="normal" style:font-weight-asian="normal" style:font-style-complex="normal" style:font-weight-complex="normal"/>
    </style:style>
    <style:style style:name="P11" style:family="paragraph" style:parent-style-name="Standard" style:master-page-name="">
      <style:paragraph-properties style:page-number="auto"/>
      <style:text-properties fo:font-style="normal" fo:font-weight="normal" officeooo:rsid="00203d7d" officeooo:paragraph-rsid="00203d7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91511" officeooo:paragraph-rsid="0039151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tyle="normal" officeooo:rsid="001b8aa6" officeooo:paragraph-rsid="001b8aa6" style:font-style-asian="normal" style:font-style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tyle="normal" officeooo:rsid="001c812a" officeooo:paragraph-rsid="00358881" style:font-style-asian="normal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officeooo:rsid="00371f2e" officeooo:paragraph-rsid="00371f2e" style:font-style-asian="normal" style:font-style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tyle="normal" officeooo:rsid="00371f2e" officeooo:paragraph-rsid="0038b304" style:font-style-asian="normal" style:font-style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normal" officeooo:rsid="00371f2e" officeooo:paragraph-rsid="0038b304" style:font-style-asian="normal" style:font-style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tyle="normal" officeooo:rsid="0038b304" officeooo:paragraph-rsid="0038b304" style:font-style-asian="normal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normal" officeooo:rsid="0038b304" officeooo:paragraph-rsid="0038b304" style:font-style-asian="normal" style:font-style-complex="normal"/>
    </style:style>
    <style:style style:name="P20" style:family="paragraph" style:parent-style-name="Standard">
      <style:text-properties officeooo:paragraph-rsid="003077f1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c812a" officeooo:paragraph-rsid="001c812a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officeooo:rsid="00203d7d" officeooo:paragraph-rsid="00203d7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ade29" officeooo:paragraph-rsid="003ade29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center" style:justify-single-word="false"/>
      <style:text-properties fo:font-weight="bold" officeooo:rsid="00358999" officeooo:paragraph-rsid="00358999" style:font-weight-asian="bold" style:font-weight-complex="bold"/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paragraph-rsid="003d0244"/>
    </style:style>
    <style:style style:name="P28" style:family="paragraph" style:parent-style-name="Preformatted_20_Text">
      <style:text-properties officeooo:paragraph-rsid="0041e951"/>
    </style:style>
    <style:style style:name="P29" style:family="paragraph" style:parent-style-name="Standard">
      <style:text-properties fo:font-weight="bold" officeooo:rsid="00371f2e" officeooo:paragraph-rsid="001a3517" style:font-weight-asian="bold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normal" officeooo:rsid="001cda7c" officeooo:paragraph-rsid="001c812a" style:font-style-asian="normal" style:font-style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ade29" officeooo:paragraph-rsid="003d024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38b304" officeooo:paragraph-rsid="00203d7d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391511" officeooo:paragraph-rsid="0039151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normal" fo:font-weight="normal" officeooo:rsid="00391511" officeooo:paragraph-rsid="0039151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normal" fo:font-weight="normal" officeooo:rsid="003ade29" officeooo:paragraph-rsid="003ade29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normal" fo:font-weight="normal" officeooo:rsid="003c548a" officeooo:paragraph-rsid="003ade29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8b304" officeooo:paragraph-rsid="00203d7d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c548a" officeooo:paragraph-rsid="003ade29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c548a" officeooo:paragraph-rsid="003c548a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91511" officeooo:paragraph-rsid="00391511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officeooo:rsid="0018d310" officeooo:paragraph-rsid="003ca0fb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normal" fo:font-weight="normal" officeooo:rsid="00391511" officeooo:paragraph-rsid="0039151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normal" fo:font-weight="normal" officeooo:rsid="003fca33" officeooo:paragraph-rsid="003fca3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officeooo:rsid="0041e951" officeooo:paragraph-rsid="0041e951"/>
    </style:style>
    <style:style style:name="T1" style:family="text">
      <style:text-properties officeooo:rsid="00358999"/>
    </style:style>
    <style:style style:name="T2" style:family="text">
      <style:text-properties officeooo:rsid="001a351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8aa6" style:font-style-asian="italic" style:font-style-complex="italic"/>
    </style:style>
    <style:style style:name="T5" style:family="text">
      <style:text-properties fo:font-style="italic" officeooo:rsid="00358999" style:font-style-asian="italic" style:font-style-complex="italic"/>
    </style:style>
    <style:style style:name="T6" style:family="text">
      <style:text-properties fo:font-style="italic" officeooo:rsid="0038b304" style:font-style-asian="italic" style:font-style-complex="italic"/>
    </style:style>
    <style:style style:name="T7" style:family="text">
      <style:text-properties fo:font-style="italic" fo:font-weight="normal" officeooo:rsid="001c812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55fc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8b304" style:font-style-asian="italic" style:font-weight-asian="normal" style:font-style-complex="italic" style:font-weight-complex="normal"/>
    </style:style>
    <style:style style:name="T10" style:family="text">
      <style:text-properties fo:font-style="italic" style:font-name-asian="Noto Sans CJK SC" style:font-style-asian="italic" style:font-name-complex="Lohit Devanagari1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8aa6" style:font-weight-asian="bold" style:font-weight-complex="bold"/>
    </style:style>
    <style:style style:name="T13" style:family="text">
      <style:text-properties fo:font-weight="bold" officeooo:rsid="001c812a" style:font-weight-asian="bold" style:font-weight-complex="bold"/>
    </style:style>
    <style:style style:name="T14" style:family="text">
      <style:text-properties fo:font-weight="bold" officeooo:rsid="001a3517" style:font-weight-asian="bold" style:font-weight-complex="bold"/>
    </style:style>
    <style:style style:name="T15" style:family="text">
      <style:text-properties fo:font-weight="bold" officeooo:rsid="00358999" style:font-weight-asian="bold" style:font-weight-complex="bold"/>
    </style:style>
    <style:style style:name="T16" style:family="text">
      <style:text-properties fo:font-weight="bold" officeooo:rsid="00371f2e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cda7c" style:font-style-asian="normal" style:font-style-complex="normal"/>
    </style:style>
    <style:style style:name="T19" style:family="text">
      <style:text-properties fo:font-style="normal" officeooo:rsid="002cd1a6" style:font-style-asian="normal" style:font-style-complex="normal"/>
    </style:style>
    <style:style style:name="T20" style:family="text">
      <style:text-properties fo:font-style="normal" officeooo:rsid="00371f2e" style:font-style-asian="normal" style:font-style-complex="normal"/>
    </style:style>
    <style:style style:name="T21" style:family="text">
      <style:text-properties fo:font-style="normal" officeooo:rsid="0038b304" style:font-style-asian="normal" style:font-style-complex="normal"/>
    </style:style>
    <style:style style:name="T22" style:family="text">
      <style:text-properties fo:font-style="normal" officeooo:rsid="003c8cb2" style:font-style-asian="normal" style:font-style-complex="normal"/>
    </style:style>
    <style:style style:name="T23" style:family="text">
      <style:text-properties fo:font-style="normal" officeooo:rsid="003ca0fb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c812a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55fca" style:font-style-asian="normal" style:font-weight-asian="bold" style:font-style-complex="normal" style:font-weight-complex="bold"/>
    </style:style>
    <style:style style:name="T27" style:family="text">
      <style:text-properties officeooo:rsid="003b12da"/>
    </style:style>
    <style:style style:name="T28" style:family="text">
      <style:text-properties style:font-name-asian="Noto Sans CJK SC" style:font-name-complex="Lohit Devanagari1"/>
    </style:style>
    <style:style style:name="T29" style:family="text">
      <style:text-properties officeooo:rsid="003c548a" style:font-name-asian="Noto Sans CJK SC" style:font-name-complex="Lohit Devanagari1"/>
    </style:style>
    <style:style style:name="T30" style:family="text">
      <style:text-properties officeooo:rsid="00371f2e"/>
    </style:style>
    <style:style style:name="T31" style:family="text">
      <style:text-properties officeooo:rsid="0038b304"/>
    </style:style>
    <style:style style:name="T32" style:family="text">
      <style:text-properties style:font-name="Liberation Serif" fo:font-size="12pt" style:font-name-asian="Noto Sans CJK SC" style:font-size-asian="12pt" style:font-name-complex="Lohit Devanagari1" style:font-size-complex="12pt"/>
    </style:style>
    <style:style style:name="T33" style:family="text">
      <style:text-properties style:font-name="Liberation Serif" fo:font-size="12pt" officeooo:rsid="002bb37f" style:font-name-asian="Noto Sans CJK SC" style:font-size-asian="12pt" style:font-name-complex="Lohit Devanagari1" style:font-size-complex="12pt"/>
    </style:style>
    <style:style style:name="T34" style:family="text">
      <style:text-properties style:font-name="Liberation Serif" fo:font-size="12pt" officeooo:rsid="0038b304" style:font-name-asian="Noto Sans CJK SC" style:font-size-asian="12pt" style:font-name-complex="Lohit Devanagari1" style:font-size-complex="12pt"/>
    </style:style>
    <style:style style:name="T35" style:family="text">
      <style:text-properties style:font-name="Liberation Serif" fo:font-size="12pt" officeooo:rsid="003c548a" style:font-name-asian="Noto Sans CJK SC" style:font-size-asian="12pt" style:font-name-complex="Lohit Devanagari1" style:font-size-complex="12pt"/>
    </style:style>
    <style:style style:name="T36" style:family="text">
      <style:text-properties style:font-name="Liberation Serif" fo:font-size="12pt" officeooo:rsid="003fca33" style:font-name-asian="Noto Sans CJK SC" style:font-size-asian="12pt" style:font-name-complex="Lohit Devanagari1" style:font-size-complex="12pt"/>
    </style:style>
    <style:style style:name="T37" style:family="text">
      <style:text-properties officeooo:rsid="003c548a"/>
    </style:style>
    <style:style style:name="T38" style:family="text">
      <style:text-properties officeooo:rsid="003c8cb2"/>
    </style:style>
    <style:style style:name="T39" style:family="text">
      <style:text-properties officeooo:rsid="003ca0fb"/>
    </style:style>
    <style:style style:name="T40" style:family="text">
      <style:text-properties officeooo:rsid="003d0244"/>
    </style:style>
    <style:style style:name="T41" style:family="text">
      <style:text-properties officeooo:rsid="003fca33"/>
    </style:style>
    <style:style style:name="T42" style:family="text">
      <style:text-properties officeooo:rsid="0040b350"/>
    </style:style>
    <style:style style:name="T43" style:family="text">
      <style:text-properties officeooo:rsid="0041e95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rtualCpm</text:p>
      <text:p text:style-name="P25">CP/M Emulator</text:p>
      <text:p text:style-name="P4"><text:date style:data-style-name="N41" text:date-value="2023-01-07T08:21:56.938262293">January 7, 2023</text:date><text:s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438_1532241226" text:style-name="Index_20_Link" text:visited-style-name="Index_20_Link">Introduction<text:tab/>1</text:a></text:p>
          <text:p text:style-name="P26"><text:a xlink:type="simple" xlink:href="#__RefHeading___Toc1440_1532241226" text:style-name="Index_20_Link" text:visited-style-name="Index_20_Link">Native Files<text:tab/>1</text:a></text:p>
          <text:p text:style-name="P26"><text:a xlink:type="simple" xlink:href="#__RefHeading___Toc1442_1532241226" text:style-name="Index_20_Link" text:visited-style-name="Index_20_Link">Configuration<text:tab/>2</text:a></text:p>
          <text:p text:style-name="P26"><text:a xlink:type="simple" xlink:href="#__RefHeading___Toc1003_1158399634" text:style-name="Index_20_Link" text:visited-style-name="Index_20_Link"><text:span text:style-name="T17">E</text:span></text:a><text:a xlink:type="simple" xlink:href="#__RefHeading___Toc1003_1158399634" text:style-name="Index_20_Link" text:visited-style-name="Index_20_Link"><text:span text:style-name="T17">nvironment Variables</text:span></text:a><text:a xlink:type="simple" xlink:href="#__RefHeading___Toc1003_1158399634" text:style-name="Index_20_Link" text:visited-style-name="Index_20_Link"><text:tab/>2</text:a></text:p>
          <text:p text:style-name="P26"><text:a xlink:type="simple" xlink:href="#__RefHeading___Toc1444_1532241226" text:style-name="Index_20_Link" text:visited-style-name="Index_20_Link">Running the Emulator<text:tab/>3</text:a></text:p>
          <text:p text:style-name="P26"><text:a xlink:type="simple" xlink:href="#__RefHeading___Toc1021_1158399634" text:style-name="Index_20_Link" text:visited-style-name="Index_20_Link">Setup Example<text:tab/>3</text:a></text:p>
          <text:p text:style-name="P26"><text:a xlink:type="simple" xlink:href="#__RefHeading___Toc1021_11583996341" text:style-name="Index_20_Link" text:visited-style-name="Index_20_Link">Makefile Example<text:tab/>4</text:a></text:p>
        </text:index-body>
      </text:table-of-content>
      <text:h text:style-name="Heading_20_2" text:outline-level="2"><text:bookmark-start text:name="__RefHeading___Toc1438_1532241226"/>Introduction<text:bookmark-end text:name="__RefHeading___Toc1438_1532241226"/></text:h>
      <text:p text:style-name="P3"><text:span text:style-name="T1">VirtualCpm</text:span> is a JAVA program th<text:span text:style-name="T1">at</text:span> <text:span text:style-name="T38">e</text:span><text:span text:style-name="T1">mulates</text:span> a <text:span text:style-name="T1">CP/M CCP, BDOS, and BIOS running on a Z80 with 64K RAM</text:span>, with CP/M 3 extensions. <text:span text:style-name="T1">It is normally used to execute a single CP/M command, but is capable of handling “submit” files as well as native (on the host PC) text files filled with commands.</text:span></text:p>
      <text:p text:style-name="P3"/>
      <text:h text:style-name="Heading_20_2" text:outline-level="2"><text:bookmark-start text:name="__RefHeading___Toc1440_1532241226"/>Native Files<text:bookmark-end text:name="__RefHeading___Toc1440_1532241226"/></text:h>
      <text:p text:style-name="P3">Native files must have lower-case only names. Mixed-case filenames will cause unpredictable results. All files created by CP/M <text:span text:style-name="T38">programs</text:span> will be in lower-case.</text:p>
      <text:p text:style-name="P3"/>
      <text:p text:style-name="P3">The file’s write permission is used to reflect the CP/M RO attribute. CP/M programs that change a file’s RO attribute will change the native file’s write permission.</text:p>
      <text:p text:style-name="P3"/>
      <text:p text:style-name="P41">The file’s execute permission is used to reflect the CP/M SYS attribute. Note that Windows will always show files as executable, and thus files on a Windows host will always have the SYS attribute set. Also remember that CP/M normally hides files that have the SYS attribute set. There is a server configuration setting th<text:span text:style-name="T1">at</text:span> disables the SYS attribute, to avoid these issues on Windows hosts. <text:span text:style-name="T39">Note that some non-Windows systems may</text:span><text:span text:style-name="T23"> set file execute bits incorrectly, such as ZIP archive extractions or files copied from a Windows system. On non-windows systems the execute permissions can be removed from CP/M files that should not be SYS.</text:span></text:p>
      <text:p text:style-name="P3"/>
      <text:p text:style-name="P3">The CP/M ARCHIVE attribute is not supported.</text:p>
      <text:p text:style-name="P3"/>
      <text:p text:style-name="P3">Files that are not an even multiple of 128 bytes in size will be padded to a 128-byte multiple, using Ctrl-Z (EOF, 0x1a), when reading. Writing to a file <text:span text:style-name="T37">from CP/M </text:span>always involves a full 128-byte record, so no additional padding is performed. The CP/M 3 feature “Set <text:span text:style-name="T2">File </text:span>Byte Count” will truncate a file to a specific, arbitrary, number of bytes, <text:span text:style-name="T2">after which the file may no longer be an even multiple of 128 bytes</text:span>.</text:p>
      <text:p text:style-name="P3"/>
      <text:h text:style-name="Heading_20_2" text:outline-level="2"><text:bookmark-start text:name="__RefHeading___Toc1442_1532241226"/><text:soft-page-break/>Configuration<text:bookmark-end text:name="__RefHeading___Toc1442_1532241226"/></text:h>
      <text:p text:style-name="P20"><text:span text:style-name="T2">The </text:span><text:span text:style-name="T1">emulator</text:span><text:span text:style-name="T2"> is configured using a “configuration file”, which is plan text formatted as “property = value” lines. The configuration file to be used is </text:span><text:span text:style-name="T38">based on the following search order. First, it</text:span><text:span text:style-name="T2"> will look in the current directory for “</text:span><text:span text:style-name="T15">vcpm.rc</text:span><text:span text:style-name="T2">” and </text:span><text:span text:style-name="T38">second</text:span><text:span text:style-name="T2"> </text:span><text:span text:style-name="T38">in</text:span><text:span text:style-name="T2"> the user’s home directory for “</text:span><text:span text:style-name="T14">.</text:span><text:span text:style-name="T15">vcpm</text:span><text:span text:style-name="T14">rc</text:span><text:span text:style-name="T2">”. </text:span><text:span text:style-name="T27">Comments in the file start with ‘#’ as the first non-space character of the line.</text:span><text:span text:style-name="T2"> </text:span><text:span text:style-name="T19">Property values may use backslash (‘\’) to extend long values to the following line.</text:span></text:p>
      <text:p text:style-name="P5"/>
      <text:p text:style-name="P5">The following properties are recognized:</text:p>
      <text:p text:style-name="P5"/>
      <text:p text:style-name="P5"><text:span text:style-name="T12">vcpm_dso</text:span><text:span text:style-name="T11"> =</text:span> <text:span text:style-name="T5">string</text:span></text:p>
      <text:p text:style-name="P13">Specifies the <text:span text:style-name="T1">Drive Search Order used to locate commands. Accepts drive letters and the keyword “def”, separated by commas. Only four items are allowed. Default is “def,a”.</text:span></text:p>
      <text:p text:style-name="P5"/>
      <text:p text:style-name="P29">silent</text:p>
      <text:p text:style-name="P6"><text:span text:style-name="T20">Suppresses informative messages about configuration, etc</text:span><text:span text:style-name="T17">.</text:span></text:p>
      <text:p text:style-name="P5"/>
      <text:p text:style-name="P7"><text:span text:style-name="T16">vcpm</text:span><text:span text:style-name="T11">_</text:span><text:span text:style-name="T12">root_dir</text:span><text:span text:style-name="T11"> =</text:span> <text:span text:style-name="T4">path</text:span></text:p>
      <text:p text:style-name="P21"><text:span text:style-name="T17">Specifies the top-level (root) directory to be exported to CP/NET. Subdirectories named “a” through “p” are assumed, but not created automatically. Default will be </text:span><text:span text:style-name="T24">~/HostFileBdos</text:span><text:span text:style-name="T17">. </text:span><text:span text:style-name="T22">Note that JAVA Properties does not recognize the ‘~’ syntax, so the absolute path must be used.</text:span></text:p>
      <text:p text:style-name="P7"/>
      <text:p text:style-name="P9"><text:span text:style-name="T16">vcpm</text:span><text:span text:style-name="T11">_</text:span><text:span text:style-name="T13">nosys</text:span></text:p>
      <text:p text:style-name="P14">Disable the CP/M SYS attribute, so files will not be hidden on Windows.</text:p>
      <text:p text:style-name="P9"/>
      <text:p text:style-name="P8"><text:span text:style-name="T16">vcpm</text:span><text:span text:style-name="T11">_</text:span><text:span text:style-name="T13">drive_</text:span><text:span text:style-name="T7">X</text:span><text:span text:style-name="T25"> </text:span><text:span text:style-name="T26">= </text:span><text:span text:style-name="T8">path</text:span></text:p>
      <text:p text:style-name="P21"><text:span text:style-name="T17">Where “</text:span><text:span text:style-name="T3">X</text:span><text:span text:style-name="T17">” is one of “a” through “p”. </text:span><text:span text:style-name="T18">Specify the path to use instead of “root_dir/X” for the CP/M drive.</text:span></text:p>
      <text:p text:style-name="P30"/>
      <text:h text:style-name="Heading_20_2" text:outline-level="2"><text:bookmark-start text:name="__RefHeading___Toc1003_1158399634"/><text:span text:style-name="T18">E</text:span><text:span text:style-name="T17">nvironment Variables</text:span><text:bookmark-end text:name="__RefHeading___Toc1003_1158399634"/></text:h>
      <text:p text:style-name="P15">The following environment variables are recognized:</text:p>
      <text:p text:style-name="P15"/>
      <text:p text:style-name="P15"><text:span text:style-name="T11">CPMDrives</text:span> = <text:span text:style-name="T3">path-list</text:span></text:p>
      <text:p text:style-name="P16">The <text:span text:style-name="T3">path-list</text:span> is a list of (up to) 16 paths separated by commas. Each path is positional dependent, i.e. the first path is for drive A:, second for drive B:, etc. If a path is empty (“,,”), then the default is used. All non-empty paths are translated into <text:span text:style-name="T11">vcpm</text:span><text:span text:style-name="T14">_</text:span><text:span text:style-name="T13">drive_</text:span><text:span text:style-name="T7">X</text:span> <text:span text:style-name="T31">properties.</text:span></text:p>
      <text:p text:style-name="P17"/>
      <text:p text:style-name="P17"><text:span text:style-name="T11">CPMDrive_</text:span><text:span text:style-name="T9">X</text:span><text:span text:style-name="T31"> = </text:span><text:span text:style-name="T6">path</text:span></text:p>
      <text:p text:style-name="P18">Specifies the path to use for drive <text:span text:style-name="T3">X</text:span>. This is <text:span text:style-name="T30">translated into </text:span>a<text:span text:style-name="T30"> </text:span><text:span text:style-name="T16">vcpm</text:span><text:span text:style-name="T14">_</text:span><text:span text:style-name="T13">drive_</text:span><text:span text:style-name="T7">X</text:span><text:span text:style-name="T30"> </text:span>properties.</text:p>
      <text:p text:style-name="P19"/>
      <text:p text:style-name="P19"><text:span text:style-name="T11">VCPMCoreDump</text:span> = <text:span text:style-name="T3">anything</text:span></text:p>
      <text:p text:style-name="P18">Triggers a core dump of RAM when exiting the emulation. The dump file is "vcpm.core" and contains the raw (binary) contents of RAM. <text:span text:style-name="T39">Note that subsequent dumps will overwrite any previous dumps.</text:span></text:p>
      <text:p text:style-name="P19"/>
      <text:p text:style-name="P19"><text:soft-page-break/><text:span text:style-name="T11">CPMDefault</text:span> = <text:span text:style-name="T3">usr-drv</text:span></text:p>
      <text:p text:style-name="P18">Specifies the default/initial user number and/or drive. Default is “0A:”.</text:p>
      <text:h text:style-name="Heading_20_2" text:outline-level="2"><text:bookmark-start text:name="__RefHeading___Toc1444_1532241226"/><text:span text:style-name="T31">Running</text:span> the <text:span text:style-name="T31">Emulator</text:span><text:bookmark-end text:name="__RefHeading___Toc1444_1532241226"/></text:h>
      <text:p text:style-name="P11">Typical startup command:</text:p>
      <text:p text:style-name="P10"/>
      <text:p text:style-name="P22"><text:span text:style-name="T17">java -jar </text:span><text:span text:style-name="T21">VirtualCpm</text:span><text:span text:style-name="T17">.jar </text:span><text:span text:style-name="T6">cpm-command</text:span></text:p>
      <text:p text:style-name="P10"/>
      <text:p text:style-name="P10"><text:span text:style-name="T31">Typically, a wrapper script or batch file will be created, to simplify running commands</text:span>.<text:span text:style-name="T33"> </text:span><text:span text:style-name="T34">On Linux, this might look like:</text:span></text:p>
      <text:p text:style-name="P32"/>
      <text:p text:style-name="P37">#!/bin/bash</text:p>
      <text:p text:style-name="P37">exec java -jar /path/to/VirtualCpm.jar "${@}"</text:p>
      <text:p text:style-name="P32"/>
      <text:p text:style-name="P12"><text:span text:style-name="T34">I</text:span><text:span text:style-name="T32">f this script were named “vcpm”, and is on the user’s PATH, then one would run CP/M commands using:</text:span></text:p>
      <text:p text:style-name="P33"/>
      <text:p text:style-name="P40"><text:span text:style-name="T28">vcpm </text:span><text:span text:style-name="T10">cpm-command</text:span></text:p>
      <text:p text:style-name="P42"><text:span text:style-name="T28"/></text:p>
      <text:p text:style-name="P43"><text:span text:style-name="T28">Note that this emulator does not provide any I/O hardware emulations. Any programs that execute input/output instructions will cause (non-fatal) messages to be printed for each I/O. While these are non-fatal incidents to the emulator, it is likely that the CP/M program will not run correctly.</text:span></text:p>
      <text:p text:style-name="P34"/>
      <text:h text:style-name="Heading_20_2" text:outline-level="2"><text:bookmark-start text:name="__RefHeading___Toc1021_1158399634"/><text:span text:style-name="T40">Setup</text:span> Example<text:bookmark-end text:name="__RefHeading___Toc1021_1158399634"/></text:h>
      <text:p text:style-name="Standard">Here is an example set of commands used on Linux to setup vcpm. These assume no vcpm config file is present. In this example, the repository ~/cpm-dist is used as a source for CP/M distribution files. Also, the ‘vcpm’ script has already been copied and edited and is on the user’s PATH.</text:p>
      <text:p text:style-name="Preformatted_20_Text"/>
      <text:p text:style-name="Preformatted_20_Text"><text:span text:style-name="T41">$ </text:span>mkdir -p ~/HostFileBdos/{a,b,c,d,e,f,g,h,i,j,k,l,m,n,o,p}<text:line-break/><text:span text:style-name="T41">$ </text:span>cp <text:span text:style-name="T41">~/cpm-dist</text:span>/*.com ~/HostFileBdos/a<text:line-break/><text:span text:style-name="T41">$ vcpm dir</text:span><text:line-break/>Creating HostFileBdos 00 device with root dir /home/&lt;<text:span text:style-name="T42">user&gt;</text:span>/HostFileBdos</text:p>
      <text:p text:style-name="Preformatted_20_Text">A&gt;dir</text:p>
      <text:p text:style-name="P28">A: DDT.COM <text:s text:c="7"/>ED.COM <text:s text:c="8"/>RMAC.COM <text:s text:c="6"/>SUM.COM <text:s text:c="7"/>DUMP.COM</text:p>
      <text:p text:style-name="P28"><text:span text:style-name="T43">A:</text:span> GENCPM.COM <text:s text:c="4"/>GENMOD.COM <text:s text:c="4"/>Z80.LIB <text:s text:c="7"/>DIR.COM <text:s text:c="7"/>MATHLIB.REL</text:p>
      <text:p text:style-name="P28">A: AS.COM <text:s text:c="8"/>LINK.COM <text:s text:c="6"/>PRINTF.H <text:s text:c="6"/>PLILIB.IRL <text:s text:c="4"/>GENHEX.COM</text:p>
      <text:p text:style-name="P28">A: HEXCOM.COM <text:s text:c="4"/>CLIBRARY.REL <text:s text:c="2"/>STDLIB.REL <text:s text:c="4"/>LIB.COM <text:s text:c="7"/>XREF.COM</text:p>
      <text:p text:style-name="P28"><text:span text:style-name="T43">A:</text:span> CCONFIG.COM <text:s text:c="3"/>Z180.LIB <text:s text:c="6"/>SHOW.COM <text:s text:c="6"/>STAT.COM <text:s text:c="6"/>GENSYS.COM</text:p>
      <text:p text:style-name="Preformatted_20_Text">A: FPRINTF.H <text:s text:c="5"/>M80.COM <text:s text:c="7"/>PLI.COM <text:s text:c="7"/>PLI0.OVL <text:s text:c="6"/>PLI2.OVL <text:s text:c="6"/></text:p>
      <text:p text:style-name="P28">A: ZSID.COM <text:s text:c="6"/>PIP.COM <text:s text:c="7"/>MAC.COM <text:s text:c="7"/>EDIT.COM <text:s text:c="6"/>GENCOM.COM</text:p>
      <text:p text:style-name="P28"><text:span text:style-name="T43">A:</text:span> FLIBRARY.REL <text:s text:c="2"/>C.COM <text:s text:c="9"/>PRINT.COM <text:s text:c="5"/>L80.COM <text:s text:c="7"/>ASM.COM</text:p>
      <text:p text:style-name="P28"><text:span text:style-name="T43">A:</text:span> LOAD.COM <text:s text:c="6"/></text:p>
      <text:p text:style-name="Preformatted_20_Text"><text:span text:style-name="T42">$</text:span></text:p>
      <text:p text:style-name="P44"/>
      <text:p text:style-name="P44">The exact list of files, and order, above depends on what files were copied into the A: directory.</text:p>
      <text:p text:style-name="P44"/>
      <text:p text:style-name="P44"><text:soft-page-break/>Note that the “Creating HostFileBdos…” message can be suppressed by setting up a vcpm config file that contains the “silent” property. For example, “echo silent &gt;&gt;vcpm.rc” in the current directory will add the ‘silent’ property, possibly creating a new “vcpm.rc” properties file.</text:p>
      <text:p text:style-name="P44"/>
      <text:h text:style-name="P27" text:outline-level="2"><text:bookmark-start text:name="__RefHeading___Toc1021_11583996341"/>Makefile Example<text:bookmark-end text:name="__RefHeading___Toc1021_11583996341"/></text:h>
      <text:p text:style-name="P31"><text:span text:style-name="T32">Here is an example Makefile that uses vcpm to assemble using RMAC and link the result into an SPR file, </text:span><text:span text:style-name="T35">using source files “prog1a.asm” and “prog1b.asm”</text:span><text:span text:style-name="T32">. </text:span><text:span text:style-name="T35">This makefile and the source file reside in the same directory. The default VirtualCpm A: drive must contain RMAC.COM and LINK.COM, and any other necessary files (like Z80.LIB). </text:span><text:span text:style-name="T36">Note how some of the vcpm commandline arguments are quoted, because otherwise the host shell may try to interpret them or stumble over special characters.</text:span></text:p>
      <text:p text:style-name="P35"/>
      <text:p text:style-name="P23"><text:span text:style-name="T28">export CPMDrive_D = $(</text:span><text:span text:style-name="T29">PWD)</text:span></text:p>
      <text:p text:style-name="P38">export CPMDefault = d:</text:p>
      <text:p text:style-name="P38"/>
      <text:p text:style-name="P39">all: prog1.spr</text:p>
      <text:p text:style-name="P39"/>
      <text:p text:style-name="P38">%.rel: %.asm</text:p>
      <text:p text:style-name="P38"><text:s text:c="8"/>vcpm rmac "$?" '$$SZLA'</text:p>
      <text:p text:style-name="P38"/>
      <text:p text:style-name="P38">prog1.spr: prog1a.rel prog1b.rel</text:p>
      <text:p text:style-name="P38"><text:s text:c="8"/>vcpm link "prog1=prog1a,prog1b[os,nr]"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c816" officeooo:paragraph-rsid="002bc816"/>
    </style:style>
    <style:style style:name="MT1" style:family="text">
      <style:text-properties officeooo:rsid="003589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irtualCpm</text:span> Manual<text:tab/><text:tab/><text:page-number text:select-page="current">2</text:page-number></text:p>
      </style:header>
      <style:header-first>
        <text:p text:style-name="MP1"><text:tab/><text:tab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4T17:00:16.207568057</meta:creation-date>
    <dc:date>2023-01-07T08:21:56.770251839</dc:date>
    <meta:editing-duration>P13DT1H10M42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4" meta:paragraph-count="78" meta:word-count="1050" meta:character-count="6808" meta:non-whitespace-character-count="5615"/>
  </office:meta>
</office:document-meta>
</file>